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.1cm" svg:y="9.25cm" presentation:class="title" presentation:user-transformed="true">
          <draw:text-box>
            <text:p>Alexa Skill Entwicklu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ine kurze Ein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lgemein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Amazon Developer Account wird benötigt</text:p>
              </text:list-item>
              <text:list-item>
                <text:p>- Es ist wichtig, sich lange die Voice UI zu überlegen</text:p>
              </text:list-item>
              <text:list-item>
                <text:p>- Voice UI wird über Website definiert</text:p>
              </text:list-item>
              <text:list-item>
                <text:p>- Logik wird über Rest-Call angesprochen</text:p>
              </text:list-item>
              <text:list-item>
                <text:p>- Muss über gültiges Zertifikat verfü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lgemein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Ist gut mit AWS Lambda verknüpfbar</text:p>
              </text:list-item>
              <text:list-item>
                <text:p>- Dann aber nicht mehr auf normalen Webservice wechselbar</text:p>
              </text:list-item>
              <text:list-item>
                <text:p>- Beispiel in JavaScript, es gibt auch eine gute C# Libr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ve Coding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2:11:07.217798225</meta:creation-date>
    <meta:editing-duration>PT34M35S</meta:editing-duration>
    <meta:editing-cycles>8</meta:editing-cycles>
    <meta:generator>LibreOffice/5.4.6.2$Linux_X86_64 LibreOffice_project/40m0$Build-2</meta:generator>
    <dc:date>2018-04-15T22:58:34.461225852</dc:date>
    <meta:document-statistic meta:object-count="5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